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ac0f"/>
    </style:style>
    <style:style style:name="P2" style:family="paragraph" style:parent-style-name="Standard">
      <style:text-properties officeooo:paragraph-rsid="001aac0f"/>
    </style:style>
    <style:style style:name="P3" style:family="paragraph" style:parent-style-name="Standard">
      <style:text-properties officeooo:paragraph-rsid="001c95a1"/>
    </style:style>
    <style:style style:name="P4" style:family="paragraph" style:parent-style-name="Standard">
      <style:text-properties officeooo:paragraph-rsid="001dcd53"/>
    </style:style>
    <style:style style:name="P5" style:family="paragraph" style:parent-style-name="Standard">
      <style:text-properties officeooo:rsid="001dcd53" officeooo:paragraph-rsid="001dcd53"/>
    </style:style>
    <style:style style:name="P6" style:family="paragraph" style:parent-style-name="Standard">
      <style:text-properties officeooo:rsid="001f7a7a" officeooo:paragraph-rsid="001f7a7a"/>
    </style:style>
    <style:style style:name="T1" style:family="text">
      <style:text-properties officeooo:rsid="001c95a1"/>
    </style:style>
    <style:style style:name="T2" style:family="text">
      <style:text-properties officeooo:rsid="001dcd5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5b07"/>
    </style:style>
    <style:style style:name="T5" style:family="text">
      <style:text-properties officeooo:rsid="001f7a7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 703106</text:p>
      <text:p text:style-name="Standard">Exercise 8</text:p>
      <text:p text:style-name="Standard"/>
      <text:p text:style-name="Standard">Group 4:</text:p>
      <text:p text:style-name="Standard">• Jonas Boutelhik</text:p>
      <text:p text:style-name="Standard">• Michael Thöni</text:p>
      <text:p text:style-name="Standard">• Thomas Urban</text:p>
      <text:p text:style-name="Standard"/>
      <text:p text:style-name="Standard">Hardware:</text:p>
      <text:p text:style-name="Standard">1. GeForce GTX 860M</text:p>
      <text:p text:style-name="Standard"><text:s/>1.1 Hardware version: OpenCL 1.2 CUDA</text:p>
      <text:p text:style-name="Standard"><text:s/>1.2 Software version: 418.39</text:p>
      <text:p text:style-name="Standard"><text:s/>1.3 OpenCL C version: OpenCL C 1.2 </text:p>
      <text:p text:style-name="Standard"><text:s/>1.4 Parallel compute units: 5</text:p>
      <text:p text:style-name="P1"/>
      <text:p text:style-name="P1">Assignment - <text:span text:style-name="T5">Count Sort</text:span>:</text:p>
      <text:p text:style-name="P1">Implement list_sort of the first assignment in OpenCL using the prefix sum</text:p>
      <text:p text:style-name="P1">implementation of the second assignment.</text:p>
      <text:p text:style-name="P1">o Implement the histogram step (first step of count sort) using OpenCL</text:p>
      <text:p text:style-name="P1"><text:tab/>parallelisation strat<text:span text:style-name="T1">egy</text:span>:</text:p>
      <text:p text:style-name="P1"><text:tab/> <text:s/>n batches for n workgroups calculating n histogramms (&lt; 128 histograms no doubt)</text:p>
      <text:p text:style-name="P3"><text:tab/> <text:s/>and have then a reduction step on these -&gt; 1 step at most all in all probably same or greater</text:p>
      <text:p text:style-name="P3"><text:tab/> <text:s/>number of global memory access so not worth the logic overhead</text:p>
      <text:p text:style-name="P1">o Implement the element copying (third step of count sort) using OpenCL</text:p>
      <text:p text:style-name="P4"><text:tab/>128 worker <text:span text:style-name="T1">running the loop (from 1 to n) and writing data in resulting array. </text:span></text:p>
      <text:p text:style-name="P4"><text:span text:style-name="T1"><text:tab/>The</text:span> use of local memory is possible: <text:span text:style-name="T2">H</text:span>av<text:span text:style-name="T2">ing</text:span> a local_memsize sized batch <text:span text:style-name="T2">(N)</text:span> of start data <text:tab/>and then load them into memory (in parallell by the 128 (or N superfluous) workers) and</text:p>
      <text:p text:style-name="P4"><text:tab/>loop through the batches of start overhead in opencl host logi<text:span text:style-name="T2">c.</text:span></text:p>
      <text:p text:style-name="P1">o Write a test program countsort_bench.c, which takes the same parameters as</text:p>
      <text:p text:style-name="P1">the program of the first assignment. However, instead of printing the names, it</text:p>
      <text:p text:style-name="P1">should just measure and print the time required for sorting.</text:p>
      <text:p text:style-name="P1"/>
      <text:p text:style-name="P5">The whole OCL program runs with 5 kernel runs:</text:p>
      <text:p text:style-name="P5"><text:tab/>1) histogram step</text:p>
      <text:p text:style-name="P5"><text:tab/>2, 3 and 4) are for the prefix sum calculation according to prefixglobal from last proseminar</text:p>
      <text:p text:style-name="P4"><text:span text:style-name="T2"><text:tab/>5) copying step</text:span></text:p>
      <text:p text:style-name="P1"/>
      <text:p text:style-name="P4"><text:span text:style-name="T5">To compare the Count Sort implementations of SEQ and OCL the program was executed with element numbers ranging from 500-20.000. The step width was 500 and the seed 42. As seen in Figure 1 our OCL implementation is about 20 times slower than the SEQ version at a N of 20.000. </text:span><text:span text:style-name="T3">Due to lack of time, we were unable to find the reason for the poor performance o</text:span><text:span text:style-name="T4">f</text:span><text:span text:style-name="T3"> to </text:span><text:span text:style-name="T4">code and to</text:span><text:span text:style-name="T3"> optimize </text:span><text:span text:style-name="T4">it.</text:span></text:p>
      <text:p text:style-name="P6"><draw:frame draw:style-name="fr1" draw:name="Objek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Fig. 1: Runtime performance of comparing the Count Sort for SEQ and OCL imple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2:53:26.449286722</meta:creation-date>
    <dc:date>2019-05-24T03:07:26.389139846</dc:date>
    <meta:editing-duration>PT1H1M58S</meta:editing-duration>
    <meta:editing-cycles>4</meta:editing-cycles>
    <meta:generator>LibreOffice/6.0.7.3$Linux_X86_64 LibreOffice_project/00m0$Build-3</meta:generator>
    <meta:document-statistic meta:table-count="0" meta:image-count="0" meta:object-count="1" meta:page-count="2" meta:paragraph-count="33" meta:word-count="345" meta:character-count="1967" meta:non-whitespace-character-count="16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857cm" svg:y="0.315cm" chart:style-name="ch2">
          <text:p>Count Sort</text:p>
        </chart:title>
        <chart:subtitle svg:x="3.934cm" svg:y="1.273cm" chart:style-name="ch3">
          <text:p>Runtime [ms] of SEQ and OCL implementation</text:p>
        </chart:subtitle>
        <chart:legend chart:legend-position="end" svg:x="12.062cm" svg:y="3.951cm" style:legend-expansion="high" chart:style-name="ch4"/>
        <chart:plot-area chart:style-name="ch5" chart:data-source-has-labels="both" svg:x="1.33cm" svg:y="2.135cm" svg:width="10.413cm" svg:height="5.704cm">
          <chartooo:coordinate-region svg:x="2.428cm" svg:y="2.135cm" svg:width="8.988cm" svg:height="4.32cm"/>
          <chart:axis chart:dimension="x" chart:name="primary-x" chart:style-name="ch6" chartooo:axis-type="auto">
            <chartooo:date-scale/>
            <chart:title svg:x="4.772cm" svg:y="8.018cm" chart:style-name="ch7">
              <text:p>Number of Elements [N]</text:p>
            </chart:title>
            <chart:categories table:cell-range-address="local-table.$A$2:.$A$41"/>
          </chart:axis>
          <chart:axis chart:dimension="y" chart:name="primary-y" chart:style-name="ch8">
            <chart:title svg:x="0.451cm" svg:y="5.984cm" chart:style-name="ch9">
              <text:p>Runtime [ms]</text:p>
            </chart:title>
            <chart:grid chart:style-name="ch10" chart:class="major"/>
          </chart:axis>
          <chart:series chart:style-name="ch11" chart:values-cell-range-address="local-table.$B$2:.$B$41" chart:label-cell-address="local-table.$B$1" chart:class="chart:line">
            <chart:data-point chart:repeated="40"/>
          </chart:series>
          <chart:series chart:style-name="ch12" chart:values-cell-range-address="local-table.$C$2:.$C$41" chart:label-cell-address="local-table.$C$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Sort: SEQ</text:p>
              </table:table-cell>
              <table:table-cell office:value-type="string">
                <text:p>Count Sort: OCL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</table:table-cell>
              <table:table-cell office:value-type="float" office:value="0.011">
                <text:p>0.01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">
                <text:p>0.018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27">
                <text:p>0.027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1">
                <text:p>0.041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54">
                <text:p>0.054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59">
                <text:p>0.059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8">
                <text:p>0.08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79">
                <text:p>0.07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06">
                <text:p>0.106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01">
                <text:p>0.101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123">
                <text:p>0.123</text:p>
              </table:table-cell>
              <table:table-cell office:value-type="float" office:value="2.709">
                <text:p>2.70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34">
                <text:p>0.134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136">
                <text:p>0.136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35">
                <text:p>0.135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178">
                <text:p>0.178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75">
                <text:p>0.175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268">
                <text:p>0.268</text:p>
              </table:table-cell>
              <table:table-cell office:value-type="float" office:value="4.194">
                <text:p>4.19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231">
                <text:p>0.231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179">
                <text:p>0.179</text:p>
              </table:table-cell>
              <table:table-cell office:value-type="float" office:value="4.653">
                <text:p>4.6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2">
                <text:p>0.22</text:p>
              </table:table-cell>
              <table:table-cell office:value-type="float" office:value="4.888">
                <text:p>4.88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278">
                <text:p>0.278</text:p>
              </table:table-cell>
              <table:table-cell office:value-type="float" office:value="5.135">
                <text:p>5.13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279">
                <text:p>0.279</text:p>
              </table:table-cell>
              <table:table-cell office:value-type="float" office:value="5.386">
                <text:p>5.386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383">
                <text:p>0.383</text:p>
              </table:table-cell>
              <table:table-cell office:value-type="float" office:value="5.644">
                <text:p>5.64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06">
                <text:p>0.306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332">
                <text:p>0.332</text:p>
              </table:table-cell>
              <table:table-cell office:value-type="float" office:value="6.099">
                <text:p>6.09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291">
                <text:p>0.291</text:p>
              </table:table-cell>
              <table:table-cell office:value-type="float" office:value="6.213">
                <text:p>6.21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304">
                <text:p>0.304</text:p>
              </table:table-cell>
              <table:table-cell office:value-type="float" office:value="6.563">
                <text:p>6.5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371">
                <text:p>0.371</text:p>
              </table:table-cell>
              <table:table-cell office:value-type="float" office:value="6.793">
                <text:p>6.793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5">
                <text:p>0.5</text:p>
              </table:table-cell>
              <table:table-cell office:value-type="float" office:value="7.072">
                <text:p>7.07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367">
                <text:p>0.367</text:p>
              </table:table-cell>
              <table:table-cell office:value-type="float" office:value="7.305">
                <text:p>7.30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365">
                <text:p>0.365</text:p>
              </table:table-cell>
              <table:table-cell office:value-type="float" office:value="7.545">
                <text:p>7.5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399">
                <text:p>0.399</text:p>
              </table:table-cell>
              <table:table-cell office:value-type="float" office:value="7.779">
                <text:p>7.77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637">
                <text:p>0.637</text:p>
              </table:table-cell>
              <table:table-cell office:value-type="float" office:value="7.964">
                <text:p>7.96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397">
                <text:p>0.397</text:p>
              </table:table-cell>
              <table:table-cell office:value-type="float" office:value="8.259">
                <text:p>8.25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456">
                <text:p>0.456</text:p>
              </table:table-cell>
              <table:table-cell office:value-type="float" office:value="8.481">
                <text:p>8.48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403">
                <text:p>0.403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451">
                <text:p>0.451</text:p>
              </table:table-cell>
              <table:table-cell office:value-type="float" office:value="8.933">
                <text:p>8.93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76">
                <text:p>0.476</text:p>
              </table:table-cell>
              <table:table-cell office:value-type="float" office:value="9.058">
                <text:p>9.058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591">
                <text:p>0.591</text:p>
              </table:table-cell>
              <table:table-cell office:value-type="float" office:value="9.276">
                <text:p>9.27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53">
                <text:p>0.453</text:p>
              </table:table-cell>
              <table:table-cell office:value-type="float" office:value="9.565">
                <text:p>9.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